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/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/>
          <table:table-cell table:style-name="ce4" office:value-type="float" office:value="4">
            <text:p>4</text:p>
          </table:table-cell>
          <table:table-cell table:style-name="ce4" office:value-type="float" office:value="9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number-columns-repeated="101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C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Sheet1.E2:Sheet1.F6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Sheet1.H2:Sheet1.I6">
            <calcext:color-scale>
              <calcext:color-scale-entry calcext:value="-1" calcext:type="number" calcext:color="#f8696b"/>
              <calcext:color-scale-entry calcext:value="50" calcext:type="percentile" calcext:color="#ffeb84"/>
              <calcext:color-scale-entry calcext:value="8" calcext:type="number" calcext:color="#63be7b"/>
            </calcext:color-scale>
          </calcext:conditional-format>
          <calcext:conditional-format calcext:target-range-address="Sheet1.K2:Sheet1.L6">
            <calcext:color-scale>
              <calcext:color-scale-entry calcext:value="10" calcext:type="percent" calcext:color="#ff7128"/>
              <calcext:color-scale-entry calcext:value="90" calcext:type="percentile" calcext:color="#ffef9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9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</number:text>
      <number:fill-character> </number:fill-character>
      <number:text>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ggi</meta:initial-creator>
    <dc:creator>moggi</dc:creator>
    <meta:creation-date>2012-09-22T18:03:09</meta:creation-date>
    <dc:date>2012-09-22T18:06:11</dc:date>
    <meta:generator>LibreOffice/3.7$Linux_X86_64 LibreOffice_project/1a2cd8</meta:generator>
    <meta:document-statistic meta:table-count="1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